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–">
        <style:list-level-properties text:min-label-width="0.25in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25in" text:min-label-width="0.25in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0.5in" text:min-label-width="0.25in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0.75in" text:min-label-width="0.25in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1in" text:min-label-width="0.25in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1.25in" text:min-label-width="0.25in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1.5in" text:min-label-width="0.25in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1.75in" text:min-label-width="0.25in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2in" text:min-label-width="0.25in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2.25in" text:min-label-width="0.25in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allistic Force</text:p>
      <text:p text:style-name="Standard"/>
      <text:p text:style-name="Standard"/>
      <text:p text:style-name="Standard">Ballistic Force is a turn based artillery game, targeting the download-able services of next generation game consoles.</text:p>
      <text:p text:style-name="Standard"/>
      <text:p text:style-name="Standard">Scorched Earth, and Worms</text:p>
      <text:p text:style-name="Standard"/>
      <text:p text:style-name="Standard"/>
      <text:p text:style-name="Standard">The goal technically with the game is to improve on the existing concept of destroyable scenery, to include physically influenced scenery. <text:s/>Examples of this, would be to shoot out the bottom of a tall apartment building, causing the building to collapse, ideally on an opponent.</text:p>
      <text:p text:style-name="Standard"/>
      <text:p text:style-name="Standard">Tanks</text:p>
      <text:p text:style-name="Standard">Destroyable Terrain</text:p>
      <text:p text:style-name="Standard">Active Terrain to be used as weapons</text:p>
      <text:p text:style-name="Standard">Collapsable bridges, buildings, and such. <text:s/>Using your environment as a weapon.</text:p>
      <text:p text:style-name="Standard"/>
      <text:p text:style-name="Standard">Several play modes.</text:p>
      <text:list text:style-name="L1">
        <text:list-item>
          <text:p text:style-name="P1">Everyone takes a turn.</text:p>
        </text:list-item>
        <text:list-item>
          <text:p text:style-name="P1">Group Fire (need better name)</text:p>
        </text:list-item>
        <text:list-item>
          <text:p text:style-name="P1">Winner gets big money</text:p>
        </text:list-item>
        <text:list-item>
          <text:p text:style-name="P1">Handicap, Loser gets big money</text:p>
        </text:list-item>
      </text:list>
      <text:p text:style-name="Standard"/>
      <text:p text:style-name="Standard">Various Weapons</text:p>
      <text:list text:style-name="L2">
        <text:list-item>
          <text:p text:style-name="P2">Blunt weapons (non explosives)</text:p>
          <text:list>
            <text:list-item>
              <text:p text:style-name="P2">Tracer</text:p>
            </text:list-item>
            <text:list-item>
              <text:p text:style-name="P2">Rocket ROCK</text:p>
            </text:list-item>
          </text:list>
        </text:list-item>
      </text:list>
      <text:list text:style-name="L3">
        <text:list-item>
          <text:p text:style-name="P3">Various projectile explosives</text:p>
        </text:list-item>
        <text:list-item>
          <text:p text:style-name="P3">Terrain rolling weapons</text:p>
        </text:list-item>
        <text:list-item>
          <text:p text:style-name="P3">Terrain creating</text:p>
        </text:list-item>
        <text:list-item>
          <text:p text:style-name="P3">Terrain HACKING</text:p>
          <text:list>
            <text:list-item>
              <text:p text:style-name="P3">Razor, thin thing that cuts through scenery... LIKE A KNIFE</text:p>
            </text:list-item>
            <text:list-item>
              <text:p text:style-name="P3">Molecular Scrambler (Turns scenery to dust (breaking linkage))</text:p>
            </text:list-item>
          </text:list>
        </text:list-item>
      </text:list>
      <text:p text:style-name="Standard"/>
      <text:p text:style-name="Standard">Various Tools</text:p>
      <text:p text:style-name="Standard"/>
      <text:p text:style-name="Standard">Currency for buying weapons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Lucida Sans Unicode" svg:font-family="'Lucida Sans Unicode'" style:font-pitch="variable"/>
    <style:font-face style:name="MS Mincho" svg:font-family="'MS Mincho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1$Build-8990</meta:generator>
    <meta:initial-creator>Mike Kasprzak</meta:initial-creator>
    <meta:creation-date>2006-04-18T16:14:04</meta:creation-date>
    <dc:creator>Mike Kasprzak</dc:creator>
    <dc:date>2006-04-18T23:48:27</dc:date>
    <dc:language>en-US</dc:language>
    <meta:editing-cycles>4</meta:editing-cycles>
    <meta:editing-duration>PT7H34M30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25" meta:word-count="154" meta:character-count="1001"/>
  </office:meta>
</office:document-meta>
</file>